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subtitle">
      <style:graphic-properties draw:fill-color="#ffffff" draw:auto-grow-height="true" fo:min-height="13.86cm"/>
    </style:style>
    <style:style style:name="pr5" style:family="presentation" style:parent-style-name="Default-title">
      <style:graphic-properties fo:min-height="3.256cm"/>
    </style:style>
    <style:style style:name="P1" style:family="paragraph">
      <style:text-properties fo:font-family="Arial" style:font-family-generic="swiss" style:font-pitch="variable"/>
    </style:style>
    <style:style style:name="P2" style:family="paragraph">
      <style:paragraph-properties fo:text-align="star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fo:text-align="start"/>
      <style:text-properties fo:font-size="18pt" style:font-size-asian="18pt" style:font-size-complex="18pt"/>
    </style:style>
    <style:style style:name="T1" style:family="text">
      <style:text-properties fo:font-family="Arial" style:font-family-generic="swiss" style:font-pitch="variable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" style:family="text">
      <style:text-properties fo:font-family="Arial" style:font-family-generic="swiss" style:font-pitch="variable" fo:font-size="36pt" style:text-underline-style="solid" style:text-underline-width="auto" style:text-underline-color="font-color" style:font-size-asian="36pt" style:font-size-complex="36pt"/>
    </style:style>
    <style:style style:name="T3" style:family="text">
      <style:text-properties fo:font-family="Arial" style:font-family-generic="swiss" style:font-pitch="variable" fo:font-size="36pt" style:font-size-asian="36pt" style:font-size-complex="36pt"/>
    </style:style>
    <style:style style:name="T4" style:family="text">
      <style:text-properties fo:font-family="Arial" style:font-family-generic="swiss" style:font-pitch="variabl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 text:style-name="P1"><text:span text:style-name="T1">Marketing</text:span><text:span text:style-name="T2"> </text:span><text:span text:style-name="T3">the </text:span><text:span text:style-name="T1">Distribution</text:span><text:span text:style-name="T3"> of Your </text:span><text:span text:style-name="T1">Choice</text:span></text:p>
            <text:p text:style-name="P1"><text:span text:style-name="T4">with</text:span></text:p>
            <text:p text:style-name="P1"><text:span text:style-name="T4">Robyn Bergeron and Amber Gran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 presentation:user-transformed="true">
          <draw:text-box>
            <text:p>What do we mean by Marketing?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Identifying the “Customer”</text:p>
            <text:p/>
            <text:p>*</text:p>
            <text:p/>
            <text:p>Satisfying the “Customer”</text:p>
            <text:p/>
            <text:p>*</text:p>
            <text:p/>
            <text:p>Keeping the “Customer”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What do we mean by “Customer”?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/>
            <text:p>* Developers ?</text:p>
            <text:p/>
            <text:p>* Contributors ?</text:p>
            <text:p/>
            <text:p>* End Users ?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 presentation:user-transformed="true">
          <draw:text-box>
            <text:p>Individual</text:p>
            <text:p/>
            <text:p>*</text:p>
            <text:p/>
            <text:p>Team/Project</text:p>
            <text:p/>
            <text:p>*</text:p>
            <text:p/>
            <text:p>Corporate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But How?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/>
            <text:p/>
            <text:p/>
            <text:p>Identify who your <text:span text:style-name="T5">Customer/Users</text:span> is?</text:p>
            <text:p>*</text:p>
            <text:p>Identify your <text:span text:style-name="T5">Distribution</text:span>? </text:p>
            <text:p>*</text:p>
            <text:p><text:span text:style-name="T5">Target</text:span> what <text:span text:style-name="T5">Level</text:span>(s) or combination of you'll use to <text:span text:style-name="T5">Market</text:span> your <text:span text:style-name="T5">Distribution</text:span> to which <text:span text:style-name="T5">User</text:span> base.</text:p>
            <text:p/>
            <text:p><text:span text:style-name="T6">(for this talk we are dealing primarily with individual and Team/Projects non-corporate) </text:span></text:p>
            <text:p>I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4" draw:layer="layout" svg:width="25.199cm" svg:height="13.86cm" svg:x="1.4cm" svg:y="4.914cm" presentation:class="subtitle">
          <draw:text-box>
            <text:p><text:span text:style-name="T7"/></text:p>
            <text:p><text:span text:style-name="T8"/></text:p>
            <text:p text:style-name="P2"><text:span text:style-name="T7">1.</text:span><text:span text:style-name="T8"> What's your “elevator-pitch”</text:span></text:p>
            <text:p/>
            <text:p/>
          </draw:text-box>
        </draw:frame>
        <draw:frame presentation:style-name="pr5" draw:text-style-name="P3" draw:layer="layout" svg:width="25.199cm" svg:height="3.256cm" svg:x="1.4cm" svg:y="0.962cm" presentation:class="title">
          <draw:text-box>
            <text:p text:style-name="P3"><text:span text:style-name="T9">Know Your Distribu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4" draw:layer="layout" svg:width="25.199cm" svg:height="13.86cm" svg:x="1.4cm" svg:y="4.914cm" presentation:class="subtitle" presentation:user-transformed="true">
          <draw:text-box>
            <text:p><text:span text:style-name="T7"/></text:p>
            <text:p><text:span text:style-name="T8"/></text:p>
            <text:p text:style-name="P2"><text:span text:style-name="T7">1.</text:span><text:span text:style-name="T8"> What's your “elevator-pitch”</text:span></text:p>
            <text:p text:style-name="P2"><text:span text:style-name="T8"/></text:p>
            <text:p text:style-name="P2"><text:span text:style-name="T7">2.</text:span><text:span text:style-name="T8"> Know what the Distribution does/stands for?</text:span></text:p>
            <text:p/>
            <text:p/>
            <text:p/>
            <text:p/>
            <text:p/>
          </draw:text-box>
        </draw:frame>
        <draw:frame presentation:style-name="pr5" draw:layer="layout" svg:width="25.199cm" svg:height="3.256cm" svg:x="1.4cm" svg:y="0.962cm" presentation:class="title">
          <draw:text-box>
            <text:p text:style-name="P3"><text:span text:style-name="T9">Know Your Distribu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4" draw:text-style-name="P4" draw:layer="layout" svg:width="25.199cm" svg:height="13.86cm" svg:x="1.4cm" svg:y="4.914cm" presentation:class="subtitle">
          <draw:text-box>
            <text:p text:style-name="P4"><text:span text:style-name="T7"/></text:p>
            <text:p text:style-name="P4"><text:span text:style-name="T8"/></text:p>
            <text:p text:style-name="P5"><text:span text:style-name="T7">1.</text:span><text:span text:style-name="T8"> What's your “elevator-pitch”</text:span></text:p>
            <text:p text:style-name="P5"><text:span text:style-name="T8"/></text:p>
            <text:p text:style-name="P5"><text:span text:style-name="T7">2.</text:span><text:span text:style-name="T8"> Know what the Distribution does/stands for?</text:span></text:p>
            <text:p text:style-name="P5"><text:span text:style-name="T8"/></text:p>
            <text:p text:style-name="P5"><text:span text:style-name="T7">3</text:span><text:span text:style-name="T8">. Know what is currently going on for the current release cycle for your distribution?</text:span></text:p>
          </draw:text-box>
        </draw:frame>
        <draw:frame presentation:style-name="pr5" draw:layer="layout" svg:width="25.199cm" svg:height="3.256cm" svg:x="1.4cm" svg:y="0.962cm" presentation:class="title">
          <draw:text-box>
            <text:p text:style-name="P3"><text:span text:style-name="T9">Know Your Distribu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4" draw:layer="layout" svg:width="25.199cm" svg:height="13.86cm" svg:x="1.4cm" svg:y="4.913cm" presentation:class="subtitle" presentation:user-transformed="true">
          <draw:text-box>
            <text:p><text:span text:style-name="T5"/></text:p>
            <text:p/>
            <text:p text:style-name="P2"><text:span text:style-name="T7">1. </text:span><text:span text:style-name="T8">What's your “elevator-pitch”</text:span></text:p>
            <text:p text:style-name="P2"><text:span text:style-name="T8"/></text:p>
            <text:p text:style-name="P2"><text:span text:style-name="T7">2.</text:span><text:span text:style-name="T8"> Know what the Distribution does/stands for?</text:span></text:p>
            <text:p text:style-name="P2"><text:span text:style-name="T8"/></text:p>
            <text:p text:style-name="P2"><text:span text:style-name="T7">3.</text:span><text:span text:style-name="T8"> Know what is currently going on for the current release cycle for your distribution?</text:span></text:p>
            <text:p text:style-name="P2"><text:span text:style-name="T8"/></text:p>
            <text:p text:style-name="P2"><text:span text:style-name="T7">4.</text:span><text:span text:style-name="T8"> Know what's new or at least find out what is new?</text:span></text:p>
          </draw:text-box>
        </draw:frame>
        <draw:frame presentation:style-name="pr5" draw:layer="layout" svg:width="25.199cm" svg:height="3.256cm" svg:x="1.4cm" svg:y="0.962cm" presentation:class="title">
          <draw:text-box>
            <text:p text:style-name="P3"><text:span text:style-name="T9">Know Your Distribu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frame presentation:style-name="pr4" draw:text-style-name="P4" draw:layer="layout" svg:width="25.199cm" svg:height="13.86cm" svg:x="1.4cm" svg:y="4.914cm" presentation:class="subtitle">
          <draw:text-box>
            <text:p text:style-name="P4"><text:span text:style-name="T7"/></text:p>
            <text:p text:style-name="P4"><text:span text:style-name="T8"/></text:p>
            <text:p text:style-name="P5"><text:span text:style-name="T7">1.</text:span><text:span text:style-name="T8"> What's your “elevator-pitch”?</text:span></text:p>
            <text:p text:style-name="P5"><text:span text:style-name="T8"/></text:p>
            <text:p text:style-name="P5"><text:span text:style-name="T7">2</text:span><text:span text:style-name="T8">. Know what the Distribution does/stands for.</text:span></text:p>
            <text:p text:style-name="P5"><text:span text:style-name="T8"/></text:p>
            <text:p text:style-name="P5"><text:span text:style-name="T7">3.</text:span><text:span text:style-name="T8"> Know what is currently going on for the current release cycle for your distribution.</text:span></text:p>
            <text:p text:style-name="P5"><text:span text:style-name="T8"/></text:p>
            <text:p text:style-name="P5"><text:span text:style-name="T7">4</text:span><text:span text:style-name="T8">. Know what's new or at least find out what is new.</text:span></text:p>
            <text:p text:style-name="P5"><text:span text:style-name="T8"/></text:p>
            <text:p text:style-name="P5"><text:span text:style-name="T7">5.</text:span><text:span text:style-name="T8"> Know what resources the distribution has in place for distributing information about the distribution.</text:span></text:p>
          </draw:text-box>
        </draw:frame>
        <draw:frame presentation:style-name="pr5" draw:layer="layout" svg:width="25.199cm" svg:height="3.256cm" svg:x="1.4cm" svg:y="0.962cm" presentation:class="title">
          <draw:text-box>
            <text:p text:style-name="P3"><text:span text:style-name="T9">Know Your Distribu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presentation:style-name="pr4" draw:text-style-name="P4" draw:layer="layout" svg:width="25.199cm" svg:height="13.86cm" svg:x="1.4cm" svg:y="4.914cm" presentation:class="subtitle">
          <draw:text-box>
            <text:p text:style-name="P4"><text:span text:style-name="T7"/></text:p>
            <text:p text:style-name="P4"><text:span text:style-name="T7"/></text:p>
            <text:p text:style-name="P5"><text:span text:style-name="T7">1.</text:span><text:span text:style-name="T8"> What's your “elevator-pitch”?</text:span></text:p>
            <text:p text:style-name="P5"><text:span text:style-name="T8"/></text:p>
            <text:p text:style-name="P5"><text:span text:style-name="T7">2.</text:span><text:span text:style-name="T8"> Know what the Distribution does/stands for.</text:span></text:p>
            <text:p text:style-name="P5"><text:span text:style-name="T7"/></text:p>
            <text:p text:style-name="P5"><text:span text:style-name="T7">3.</text:span><text:span text:style-name="T8"> Know what is currently going on for the current release cycle for your distribution.</text:span></text:p>
            <text:p text:style-name="P5"><text:span text:style-name="T7"/></text:p>
            <text:p text:style-name="P5"><text:span text:style-name="T7">4.</text:span><text:span text:style-name="T8"> Know what's new or at least find out what is new.</text:span></text:p>
            <text:p text:style-name="P5"><text:span text:style-name="T7"/></text:p>
            <text:p text:style-name="P5"><text:span text:style-name="T7">5.</text:span><text:span text:style-name="T8"> Know what resources the distribution has in place for distributing information about the distribution.</text:span></text:p>
            <text:p text:style-name="P5"><text:span text:style-name="T7"/></text:p>
            <text:p text:style-name="P5"><text:span text:style-name="T7">6</text:span><text:span text:style-name="T8">. Find out what questions users what answered?</text:span></text:p>
          </draw:text-box>
        </draw:frame>
        <draw:frame presentation:style-name="pr5" draw:layer="layout" svg:width="25.199cm" svg:height="3.256cm" svg:x="1.4cm" svg:y="0.962cm" presentation:class="title">
          <draw:text-box>
            <text:p text:style-name="P3"><text:span text:style-name="T9">Know Your Distribu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frame presentation:style-name="pr4" draw:text-style-name="P4" draw:layer="layout" svg:width="25.199cm" svg:height="13.86cm" svg:x="1.4cm" svg:y="4.914cm" presentation:class="subtitle">
          <draw:text-box>
            <text:p text:style-name="P4"><text:span text:style-name="T7"/></text:p>
            <text:p text:style-name="P4"><text:span text:style-name="T7"/></text:p>
            <text:p text:style-name="P5"><text:span text:style-name="T7">1.</text:span><text:span text:style-name="T8"> What's your “elevator-pitch”?</text:span></text:p>
            <text:p text:style-name="P5"><text:span text:style-name="T8"/></text:p>
            <text:p text:style-name="P5"><text:span text:style-name="T7">2.</text:span><text:span text:style-name="T8"> Know what the Distribution does/stands for.</text:span></text:p>
            <text:p text:style-name="P5"><text:span text:style-name="T7"/></text:p>
            <text:p text:style-name="P5"><text:span text:style-name="T7">3.</text:span><text:span text:style-name="T8"> Know what is currently going on for the current release cycle for your distribution.</text:span></text:p>
            <text:p text:style-name="P5"><text:span text:style-name="T7"/></text:p>
            <text:p text:style-name="P5"><text:span text:style-name="T7">4</text:span><text:span text:style-name="T8">. Know what's new or at least find out what is new.</text:span></text:p>
            <text:p text:style-name="P5"><text:span text:style-name="T7"/></text:p>
            <text:p text:style-name="P5"><text:span text:style-name="T7">5.</text:span><text:span text:style-name="T8"> Know what resources the distribution has in place for distributing information about the distribution.</text:span></text:p>
            <text:p text:style-name="P5"><text:span text:style-name="T7"/></text:p>
            <text:p text:style-name="P5"><text:span text:style-name="T7">6.</text:span><text:span text:style-name="T8"> Find out what questions users what answered.</text:span></text:p>
            <text:p text:style-name="P5"><text:span text:style-name="T7"/></text:p>
            <text:p text:style-name="P5"><text:span text:style-name="T7">7.</text:span><text:span text:style-name="T8"> Seek Feedback</text:span></text:p>
          </draw:text-box>
        </draw:frame>
        <draw:frame presentation:style-name="pr5" draw:layer="layout" svg:width="25.199cm" svg:height="3.256cm" svg:x="1.4cm" svg:y="0.962cm" presentation:class="title">
          <draw:text-box>
            <text:p text:style-name="P3"><text:span text:style-name="T9">Know Your Distribu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frame presentation:style-name="pr4" draw:text-style-name="P4" draw:layer="layout" svg:width="25.199cm" svg:height="13.86cm" svg:x="1.4cm" svg:y="4.914cm" presentation:class="subtitle">
          <draw:text-box>
            <text:p text:style-name="P4"><text:span text:style-name="T7"/></text:p>
            <text:p text:style-name="P4"><text:span text:style-name="T8"/></text:p>
            <text:p text:style-name="P5"><text:span text:style-name="T7">1.</text:span><text:span text:style-name="T8"> What's your “elevator-pitch”?</text:span></text:p>
            <text:p text:style-name="P5"><text:span text:style-name="T8"/></text:p>
            <text:p text:style-name="P5"><text:span text:style-name="T7">2. </text:span><text:span text:style-name="T8">Know what the Distribution does/stands for.</text:span></text:p>
            <text:p text:style-name="P5"><text:span text:style-name="T7"/></text:p>
            <text:p text:style-name="P5"><text:span text:style-name="T7">3.</text:span><text:span text:style-name="T8"> Know what is currently going on for the current release cycle for your distribution.</text:span></text:p>
            <text:p text:style-name="P5"><text:span text:style-name="T8"/></text:p>
            <text:p text:style-name="P5"><text:span text:style-name="T7">4.</text:span><text:span text:style-name="T8"> Know what's new or at least find out what is new.</text:span></text:p>
            <text:p text:style-name="P5"><text:span text:style-name="T8"/></text:p>
            <text:p text:style-name="P5"><text:span text:style-name="T7">5</text:span><text:span text:style-name="T8">. Know what resources the distribution has in place for distributing information about the distribution.</text:span></text:p>
            <text:p text:style-name="P5"><text:span text:style-name="T8"/></text:p>
            <text:p text:style-name="P5"><text:span text:style-name="T7">6.</text:span><text:span text:style-name="T8"> Find out what questions users want answered.</text:span></text:p>
            <text:p text:style-name="P5"><text:span text:style-name="T8"/></text:p>
            <text:p text:style-name="P5"><text:span text:style-name="T7">7.</text:span><text:span text:style-name="T8"> Seek Feedback</text:span></text:p>
            <text:p text:style-name="P5"><text:span text:style-name="T8"/></text:p>
            <text:p text:style-name="P5"><text:span text:style-name="T7">8</text:span><text:span text:style-name="T8">. Adjust Plan based on Feedback and Goals.</text:span></text:p>
          </draw:text-box>
        </draw:frame>
        <draw:frame presentation:style-name="pr5" draw:layer="layout" svg:width="25.199cm" svg:height="3.256cm" svg:x="1.4cm" svg:y="0.962cm" presentation:class="title">
          <draw:text-box>
            <text:p text:style-name="P3"><text:span text:style-name="T9">Know Your Distribu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Examples of Marketing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Question and Answer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<text:span text:style-name="T5">Contact information</text:span>:</text:p>
            <text:p/>
            <text:p><text:span text:style-name="T5">Robyn Bergeron</text:span>: rbergero@redhat.com</text:p>
            <text:p/>
            <text:p><text:span text:style-name="T5">Amber Graner</text:span>: agraner@linuxnewmedia.com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mber Graner</meta:initial-creator>
    <meta:creation-date>2011-02-22T09:11:05</meta:creation-date>
    <meta:editing-duration>PT00H38M35S</meta:editing-duration>
    <meta:editing-cycles>2</meta:editing-cycles>
    <dc:date>2011-02-22T10:05:15</dc:date>
    <dc:creator>Amber Graner</dc:creator>
    <meta:generator>OpenOffice.org/3.2$Linux OpenOffice.org_project/320m19$Build-9505</meta:generator>
    <meta:document-statistic meta:object-count="86"/>
  </office:meta>
</office:document-meta>
</file>